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 table:number-rows-repeated="2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 table:number-rows-repeated="65521">
          <table:table-cell table:style-name="ce119" table:number-columns-repeated="250"/>
          <table:table-cell table:number-columns-repeated="773"/>
        </table:table-row>
        <table:table-row table:style-name="ro1" table:number-rows-repeated="9830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